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I</text:p>
          </table:table-cell>
          <table:table-cell office:value-type="string" calcext:value-type="string">
            <text:p>ISP TH I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</text:p>
          </table:table-cell>
          <table:table-cell office:value-type="string" calcext:value-type="string">
            <text:p>ISP THEO 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</text:p>
          </table:table-cell>
          <table:table-cell office:value-type="string" calcext:value-type="string">
            <text:p>ISP THEO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AP BIOLOGY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AP ENVIRONMENTAL SCIENCE</text:p>
          </table:table-cell>
          <table:table-cell office:value-type="string" calcext:value-type="string">
            <text:p>AP ENV SCI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</text:p>
          </table:table-cell>
          <table:table-cell office:value-type="string" calcext:value-type="string">
            <text:p>AP CALC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 - SECTION C</text:p>
          </table:table-cell>
          <table:table-cell office:value-type="string" calcext:value-type="string">
            <text:p>AP CALC 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AP COMPUTER SCIENCE PRINCIPLES</text:p>
          </table:table-cell>
          <table:table-cell office:value-type="string" calcext:value-type="string">
            <text:p>AP COMPSCI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CONSUMER MATH</text:p>
          </table:table-cell>
          <table:table-cell office:value-type="string" calcext:value-type="string">
            <text:p>CON MATH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US HISTORY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table:number-columns-repeated="3" office:value-type="string" calcext:value-type="string">
            <text:p>MULTIPLE CLASSES</text:p>
          </table:table-cell>
          <table:table-cell/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AP ENGLISH</text:p>
          </table:table-cell>
          <table:table-cell office:value-type="string" calcext:value-type="string">
            <text:p>AP ENG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AP U.S. HISTORY</text:p>
          </table:table-cell>
          <table:table-cell office:value-type="string" calcext:value-type="string">
            <text:p>AP U.S. HI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AP US GOVERNMENT</text:p>
          </table:table-cell>
          <table:table-cell office:value-type="string" calcext:value-type="string">
            <text:p>AP US GOV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INTRO TO MEDIA COMMUNICATIONS</text:p>
          </table:table-cell>
          <table:table-cell office:value-type="string" calcext:value-type="string">
            <text:p>INTRO TO MED. COMM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Duenas-Kapileo, Shirley An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GRD SCHOOL</text:p>
          </table:table-cell>
          <table:table-cell office:value-type="string" calcext:value-type="string">
            <text:p>JAPAN GS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I</text:p>
          </table:table-cell>
          <table:table-cell office:value-type="string" calcext:value-type="string">
            <text:p>JAPAN I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n, Zhen Zhu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table:number-columns-repeated="2" office:value-type="string" calcext:value-type="string">
            <text:p>CREATIVE WRI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Kiawol, Conception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e, Barbar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Lee, He Ji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Lee, Jiwon (Rebekah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Mendiola, Feli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Muña, Delfi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Rumley, Ma. Jonabe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.E. 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E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SENIOR SEMINAR</text:p>
          </table:table-cell>
          <table:table-cell office:value-type="string" calcext:value-type="string">
            <text:p>SENIOR SEM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table:number-columns-repeated="3" office:value-type="string" calcext:value-type="string">
            <text:p>K-4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Travilla, Vilm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ULTIPLE CLASSES</text:p>
          </table:table-cell>
          <table:table-cell/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table:number-columns-repeated="2" office:value-type="string" calcext:value-type="string">
            <text:p>CIVICS</text:p>
          </table:table-cell>
          <table:table-cell/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3:04:11.882976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16:32.245019330</meta:creation-date>
    <dc:date>2019-05-21T13:15:50.346953843</dc:date>
    <meta:editing-duration>PT32M19S</meta:editing-duration>
    <meta:editing-cycles>4</meta:editing-cycles>
    <meta:generator>LibreOffice/6.1.3.2$Linux_X86_64 LibreOffice_project/86daf60bf00efa86ad547e59e09d6bb77c699acb</meta:generator>
    <meta:document-statistic meta:table-count="1" meta:cell-count="635" meta:object-count="0"/>
  </office:meta>
</office:document-meta>
</file>